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9.5mm" svg:height="151.41mm" svg:x="3933.41mm" svg:y="49.4mm">
            <loext:p draw:notify-on-update-of-ranges="merge_obj.A3:merge_obj.GS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5"/>
        </table:table-row>
        <table:table-row table:style-name="ro1">
          <table:table-cell office:value-type="float" office:value="692962000" calcext:value-type="float">
            <text:p>692962000</text:p>
          </table:table-cell>
          <table:table-cell office:value-type="float" office:value="693114000" calcext:value-type="float">
            <text:p>693114000</text:p>
          </table:table-cell>
          <table:table-cell office:value-type="float" office:value="694905000" calcext:value-type="float">
            <text:p>694905000</text:p>
          </table:table-cell>
          <table:table-cell office:value-type="float" office:value="690130000" calcext:value-type="float">
            <text:p>690130000</text:p>
          </table:table-cell>
          <table:table-cell office:value-type="float" office:value="690813000" calcext:value-type="float">
            <text:p>690813000</text:p>
          </table:table-cell>
          <table:table-cell office:value-type="float" office:value="689752000" calcext:value-type="float">
            <text:p>689752000</text:p>
          </table:table-cell>
          <table:table-cell office:value-type="float" office:value="690046000" calcext:value-type="float">
            <text:p>690046000</text:p>
          </table:table-cell>
          <table:table-cell office:value-type="float" office:value="691035000" calcext:value-type="float">
            <text:p>691035000</text:p>
          </table:table-cell>
          <table:table-cell office:value-type="float" office:value="691246000" calcext:value-type="float">
            <text:p>691246000</text:p>
          </table:table-cell>
          <table:table-cell office:value-type="float" office:value="693869000" calcext:value-type="float">
            <text:p>693869000</text:p>
          </table:table-cell>
          <table:table-cell office:value-type="float" office:value="741161000" calcext:value-type="float">
            <text:p>741161000</text:p>
          </table:table-cell>
          <table:table-cell office:value-type="float" office:value="739683000" calcext:value-type="float">
            <text:p>739683000</text:p>
          </table:table-cell>
          <table:table-cell office:value-type="float" office:value="740169000" calcext:value-type="float">
            <text:p>740169000</text:p>
          </table:table-cell>
          <table:table-cell office:value-type="float" office:value="740763000" calcext:value-type="float">
            <text:p>740763000</text:p>
          </table:table-cell>
          <table:table-cell office:value-type="float" office:value="740481000" calcext:value-type="float">
            <text:p>740481000</text:p>
          </table:table-cell>
          <table:table-cell office:value-type="float" office:value="741363000" calcext:value-type="float">
            <text:p>741363000</text:p>
          </table:table-cell>
          <table:table-cell office:value-type="float" office:value="740823000" calcext:value-type="float">
            <text:p>740823000</text:p>
          </table:table-cell>
          <table:table-cell office:value-type="float" office:value="741216000" calcext:value-type="float">
            <text:p>741216000</text:p>
          </table:table-cell>
          <table:table-cell office:value-type="float" office:value="740346000" calcext:value-type="float">
            <text:p>740346000</text:p>
          </table:table-cell>
          <table:table-cell office:value-type="float" office:value="741400000" calcext:value-type="float">
            <text:p>741400000</text:p>
          </table:table-cell>
          <table:table-cell office:value-type="float" office:value="753800000" calcext:value-type="float">
            <text:p>753800000</text:p>
          </table:table-cell>
          <table:table-cell office:value-type="float" office:value="754386000" calcext:value-type="float">
            <text:p>754386000</text:p>
          </table:table-cell>
          <table:table-cell office:value-type="float" office:value="754030000" calcext:value-type="float">
            <text:p>754030000</text:p>
          </table:table-cell>
          <table:table-cell office:value-type="float" office:value="754643000" calcext:value-type="float">
            <text:p>754643000</text:p>
          </table:table-cell>
          <table:table-cell office:value-type="float" office:value="753750000" calcext:value-type="float">
            <text:p>753750000</text:p>
          </table:table-cell>
          <table:table-cell office:value-type="float" office:value="754876000" calcext:value-type="float">
            <text:p>754876000</text:p>
          </table:table-cell>
          <table:table-cell office:value-type="float" office:value="754932000" calcext:value-type="float">
            <text:p>754932000</text:p>
          </table:table-cell>
          <table:table-cell office:value-type="float" office:value="754270000" calcext:value-type="float">
            <text:p>754270000</text:p>
          </table:table-cell>
          <table:table-cell office:value-type="float" office:value="754629000" calcext:value-type="float">
            <text:p>754629000</text:p>
          </table:table-cell>
          <table:table-cell office:value-type="float" office:value="753978000" calcext:value-type="float">
            <text:p>753978000</text:p>
          </table:table-cell>
          <table:table-cell office:value-type="float" office:value="777860000" calcext:value-type="float">
            <text:p>777860000</text:p>
          </table:table-cell>
          <table:table-cell office:value-type="float" office:value="777609000" calcext:value-type="float">
            <text:p>777609000</text:p>
          </table:table-cell>
          <table:table-cell office:value-type="float" office:value="777692000" calcext:value-type="float">
            <text:p>777692000</text:p>
          </table:table-cell>
          <table:table-cell office:value-type="float" office:value="777708000" calcext:value-type="float">
            <text:p>777708000</text:p>
          </table:table-cell>
          <table:table-cell office:value-type="float" office:value="777675000" calcext:value-type="float">
            <text:p>777675000</text:p>
          </table:table-cell>
          <table:table-cell office:value-type="float" office:value="777803000" calcext:value-type="float">
            <text:p>777803000</text:p>
          </table:table-cell>
          <table:table-cell office:value-type="float" office:value="777885000" calcext:value-type="float">
            <text:p>777885000</text:p>
          </table:table-cell>
          <table:table-cell office:value-type="float" office:value="777752000" calcext:value-type="float">
            <text:p>777752000</text:p>
          </table:table-cell>
          <table:table-cell office:value-type="float" office:value="777725000" calcext:value-type="float">
            <text:p>777725000</text:p>
          </table:table-cell>
          <table:table-cell office:value-type="float" office:value="777729000" calcext:value-type="float">
            <text:p>777729000</text:p>
          </table:table-cell>
          <table:table-cell office:value-type="float" office:value="780287000" calcext:value-type="float">
            <text:p>780287000</text:p>
          </table:table-cell>
          <table:table-cell office:value-type="float" office:value="780275000" calcext:value-type="float">
            <text:p>780275000</text:p>
          </table:table-cell>
          <table:table-cell office:value-type="float" office:value="780278000" calcext:value-type="float">
            <text:p>780278000</text:p>
          </table:table-cell>
          <table:table-cell office:value-type="float" office:value="780187000" calcext:value-type="float">
            <text:p>780187000</text:p>
          </table:table-cell>
          <table:table-cell office:value-type="float" office:value="780272000" calcext:value-type="float">
            <text:p>780272000</text:p>
          </table:table-cell>
          <table:table-cell office:value-type="float" office:value="780232000" calcext:value-type="float">
            <text:p>780232000</text:p>
          </table:table-cell>
          <table:table-cell office:value-type="float" office:value="780224000" calcext:value-type="float">
            <text:p>780224000</text:p>
          </table:table-cell>
          <table:table-cell office:value-type="float" office:value="780234000" calcext:value-type="float">
            <text:p>780234000</text:p>
          </table:table-cell>
          <table:table-cell office:value-type="float" office:value="780269000" calcext:value-type="float">
            <text:p>780269000</text:p>
          </table:table-cell>
          <table:table-cell office:value-type="float" office:value="780235000" calcext:value-type="float">
            <text:p>780235000</text:p>
          </table:table-cell>
          <table:table-cell office:value-type="float" office:value="781644000" calcext:value-type="float">
            <text:p>781644000</text:p>
          </table:table-cell>
          <table:table-cell office:value-type="float" office:value="781598000" calcext:value-type="float">
            <text:p>781598000</text:p>
          </table:table-cell>
          <table:table-cell office:value-type="float" office:value="781604000" calcext:value-type="float">
            <text:p>781604000</text:p>
          </table:table-cell>
          <table:table-cell office:value-type="float" office:value="781609000" calcext:value-type="float">
            <text:p>781609000</text:p>
          </table:table-cell>
          <table:table-cell office:value-type="float" office:value="781624000" calcext:value-type="float">
            <text:p>781624000</text:p>
          </table:table-cell>
          <table:table-cell office:value-type="float" office:value="781649000" calcext:value-type="float">
            <text:p>781649000</text:p>
          </table:table-cell>
          <table:table-cell office:value-type="float" office:value="781610000" calcext:value-type="float">
            <text:p>781610000</text:p>
          </table:table-cell>
          <table:table-cell office:value-type="float" office:value="781619000" calcext:value-type="float">
            <text:p>781619000</text:p>
          </table:table-cell>
          <table:table-cell office:value-type="float" office:value="781640000" calcext:value-type="float">
            <text:p>781640000</text:p>
          </table:table-cell>
          <table:table-cell office:value-type="float" office:value="781630000" calcext:value-type="float">
            <text:p>781630000</text:p>
          </table:table-cell>
          <table:table-cell table:number-columns-repeated="141" office:value-type="float" office:value="782422000" calcext:value-type="float">
            <text:p>78242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38.119675695</dc:date>
    <meta:editing-duration>P3DT22H7M41S</meta:editing-duration>
    <meta:editing-cycles>2</meta:editing-cycles>
    <meta:generator>LibreOffice/5.1.6.2$Linux_X86_64 LibreOffice_project/10m0$Build-2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51cm" svg:height="15.142cm" xlink:href=".." xlink:type="simple" chart:class="chart:line" chart:style-name="ch1">
        <chart:title svg:x="6.719cm" svg:y="0.438cm" chart:style-name="ch2">
          <text:p>zuck_small - simple merge (10/20) - max 7.824e+08</text:p>
        </chart:title>
        <chart:plot-area chart:style-name="ch3" table:cell-range-address="merge_obj.A3:merge_obj.GS3" svg:x="1.49cm" svg:y="1.519cm" svg:width="21.982cm" svg:height="12.34cm">
          <chartooo:coordinate-region svg:x="3.408cm" svg:y="1.64cm" svg:width="20.064cm" svg:height="11.216cm"/>
          <chart:axis chart:dimension="x" chart:name="primary-x" chart:style-name="ch4">
            <chart:title svg:x="11.524cm" svg:y="14.161cm" chart:style-name="ch5">
              <text:p>SA Iterations</text:p>
            </chart:title>
          </chart:axis>
          <chart:axis chart:dimension="y" chart:name="primary-y" chart:style-name="ch4">
            <chart:title svg:x="0.451cm" svg:y="8.871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GS3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92962000">
                <text:p>692962000</text:p>
                <draw:g>
                  <svg:desc>merge_obj.A3:merge_obj.GS3</svg:desc>
                </draw:g>
              </table:table-cell>
              <table:table-cell office:value-type="float" office:value="693114000">
                <text:p>693114000</text:p>
              </table:table-cell>
              <table:table-cell office:value-type="float" office:value="694905000">
                <text:p>694905000</text:p>
              </table:table-cell>
              <table:table-cell office:value-type="float" office:value="690130000">
                <text:p>690130000</text:p>
              </table:table-cell>
              <table:table-cell office:value-type="float" office:value="690813000">
                <text:p>690813000</text:p>
              </table:table-cell>
              <table:table-cell office:value-type="float" office:value="689752000">
                <text:p>689752000</text:p>
              </table:table-cell>
              <table:table-cell office:value-type="float" office:value="690046000">
                <text:p>690046000</text:p>
              </table:table-cell>
              <table:table-cell office:value-type="float" office:value="691035000">
                <text:p>691035000</text:p>
              </table:table-cell>
              <table:table-cell office:value-type="float" office:value="691246000">
                <text:p>691246000</text:p>
              </table:table-cell>
              <table:table-cell office:value-type="float" office:value="693869000">
                <text:p>693869000</text:p>
              </table:table-cell>
              <table:table-cell office:value-type="float" office:value="741161000">
                <text:p>741161000</text:p>
              </table:table-cell>
              <table:table-cell office:value-type="float" office:value="739683000">
                <text:p>739683000</text:p>
              </table:table-cell>
              <table:table-cell office:value-type="float" office:value="740169000">
                <text:p>740169000</text:p>
              </table:table-cell>
              <table:table-cell office:value-type="float" office:value="740763000">
                <text:p>740763000</text:p>
              </table:table-cell>
              <table:table-cell office:value-type="float" office:value="740481000">
                <text:p>740481000</text:p>
              </table:table-cell>
              <table:table-cell office:value-type="float" office:value="741363000">
                <text:p>741363000</text:p>
              </table:table-cell>
              <table:table-cell office:value-type="float" office:value="740823000">
                <text:p>740823000</text:p>
              </table:table-cell>
              <table:table-cell office:value-type="float" office:value="741216000">
                <text:p>741216000</text:p>
              </table:table-cell>
              <table:table-cell office:value-type="float" office:value="740346000">
                <text:p>740346000</text:p>
              </table:table-cell>
              <table:table-cell office:value-type="float" office:value="741400000">
                <text:p>741400000</text:p>
              </table:table-cell>
              <table:table-cell office:value-type="float" office:value="753800000">
                <text:p>753800000</text:p>
              </table:table-cell>
              <table:table-cell office:value-type="float" office:value="754386000">
                <text:p>754386000</text:p>
              </table:table-cell>
              <table:table-cell office:value-type="float" office:value="754030000">
                <text:p>754030000</text:p>
              </table:table-cell>
              <table:table-cell office:value-type="float" office:value="754643000">
                <text:p>754643000</text:p>
              </table:table-cell>
              <table:table-cell office:value-type="float" office:value="753750000">
                <text:p>753750000</text:p>
              </table:table-cell>
              <table:table-cell office:value-type="float" office:value="754876000">
                <text:p>754876000</text:p>
              </table:table-cell>
              <table:table-cell office:value-type="float" office:value="754932000">
                <text:p>754932000</text:p>
              </table:table-cell>
              <table:table-cell office:value-type="float" office:value="754270000">
                <text:p>754270000</text:p>
              </table:table-cell>
              <table:table-cell office:value-type="float" office:value="754629000">
                <text:p>754629000</text:p>
              </table:table-cell>
              <table:table-cell office:value-type="float" office:value="753978000">
                <text:p>753978000</text:p>
              </table:table-cell>
              <table:table-cell office:value-type="float" office:value="777860000">
                <text:p>777860000</text:p>
              </table:table-cell>
              <table:table-cell office:value-type="float" office:value="777609000">
                <text:p>777609000</text:p>
              </table:table-cell>
              <table:table-cell office:value-type="float" office:value="777692000">
                <text:p>777692000</text:p>
              </table:table-cell>
              <table:table-cell office:value-type="float" office:value="777708000">
                <text:p>777708000</text:p>
              </table:table-cell>
              <table:table-cell office:value-type="float" office:value="777675000">
                <text:p>777675000</text:p>
              </table:table-cell>
              <table:table-cell office:value-type="float" office:value="777803000">
                <text:p>777803000</text:p>
              </table:table-cell>
              <table:table-cell office:value-type="float" office:value="777885000">
                <text:p>777885000</text:p>
              </table:table-cell>
              <table:table-cell office:value-type="float" office:value="777752000">
                <text:p>777752000</text:p>
              </table:table-cell>
              <table:table-cell office:value-type="float" office:value="777725000">
                <text:p>777725000</text:p>
              </table:table-cell>
              <table:table-cell office:value-type="float" office:value="777729000">
                <text:p>777729000</text:p>
              </table:table-cell>
              <table:table-cell office:value-type="float" office:value="780287000">
                <text:p>780287000</text:p>
              </table:table-cell>
              <table:table-cell office:value-type="float" office:value="780275000">
                <text:p>780275000</text:p>
              </table:table-cell>
              <table:table-cell office:value-type="float" office:value="780278000">
                <text:p>780278000</text:p>
              </table:table-cell>
              <table:table-cell office:value-type="float" office:value="780187000">
                <text:p>780187000</text:p>
              </table:table-cell>
              <table:table-cell office:value-type="float" office:value="780272000">
                <text:p>780272000</text:p>
              </table:table-cell>
              <table:table-cell office:value-type="float" office:value="780232000">
                <text:p>780232000</text:p>
              </table:table-cell>
              <table:table-cell office:value-type="float" office:value="780224000">
                <text:p>780224000</text:p>
              </table:table-cell>
              <table:table-cell office:value-type="float" office:value="780234000">
                <text:p>780234000</text:p>
              </table:table-cell>
              <table:table-cell office:value-type="float" office:value="780269000">
                <text:p>780269000</text:p>
              </table:table-cell>
              <table:table-cell office:value-type="float" office:value="780235000">
                <text:p>780235000</text:p>
              </table:table-cell>
              <table:table-cell office:value-type="float" office:value="781644000">
                <text:p>781644000</text:p>
              </table:table-cell>
              <table:table-cell office:value-type="float" office:value="781598000">
                <text:p>781598000</text:p>
              </table:table-cell>
              <table:table-cell office:value-type="float" office:value="781604000">
                <text:p>781604000</text:p>
              </table:table-cell>
              <table:table-cell office:value-type="float" office:value="781609000">
                <text:p>781609000</text:p>
              </table:table-cell>
              <table:table-cell office:value-type="float" office:value="781624000">
                <text:p>781624000</text:p>
              </table:table-cell>
              <table:table-cell office:value-type="float" office:value="781649000">
                <text:p>781649000</text:p>
              </table:table-cell>
              <table:table-cell office:value-type="float" office:value="781610000">
                <text:p>781610000</text:p>
              </table:table-cell>
              <table:table-cell office:value-type="float" office:value="781619000">
                <text:p>781619000</text:p>
              </table:table-cell>
              <table:table-cell office:value-type="float" office:value="781640000">
                <text:p>781640000</text:p>
              </table:table-cell>
              <table:table-cell office:value-type="float" office:value="781630000">
                <text:p>781630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  <table:table-cell office:value-type="float" office:value="782422000">
                <text:p>78242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